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pingSelector.verifySetting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appingSelector.setTargetdir( File targe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Selector.createMapp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ppingSelector.setGranularity( int granula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Selector.MappingSel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Selector.isSelected( File basedir , String filename , File 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